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1000000AC3BC1A05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PropertyChangeNotificationEnabled" office:value-type="boolean" office:boolean-value="true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0.605cm" svg:y="0.497cm" svg:width="6.299cm" svg:height="1.169cm" draw:z-index="0">
        <draw:image xlink:href="Pictures/1000000000000301000000AC3BC1A056.jpg" xlink:type="simple" xlink:show="embed" xlink:actuate="onLoad"/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24cm" fo:margin-bottom="1.53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chgraber</meta:initial-creator>
    <meta:creation-date>2010-07-10T14:31:49</meta:creation-date>
    <dc:date>2010-11-30T20:15:14.80</dc:date>
    <meta:editing-duration>PT02H43M44S</meta:editing-duration>
    <meta:editing-cycles>58</meta:editing-cycles>
    <meta:generator>OpenOffice.org/3.1$Win32 OpenOffice.org_project/310m19$Build-9420</meta:generator>
    <meta:document-statistic meta:table-count="0" meta:image-count="1" meta:object-count="0" meta:page-count="1" meta:paragraph-count="0" meta:word-count="0" meta:character-count="0"/>
  </office:meta>
</office:document-meta>
</file>